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9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15cm" fo:min-width="6.9cm"/>
    </style:style>
    <style:style style:name="gr5" style:family="graphic" style:parent-style-name="standard">
      <style:graphic-properties draw:fill-color="#00cc33" draw:textarea-horizontal-align="justify" draw:textarea-vertical-align="middle" draw:auto-grow-height="false" fo:min-height="1.15cm" fo:min-width="6.5cm"/>
    </style:style>
    <style:style style:name="gr6" style:family="graphic" style:parent-style-name="standard">
      <style:graphic-properties svg:stroke-width="0.212cm" svg:stroke-color="#666666" draw:marker-start-width="0.518cm" draw:marker-end-width="0.518cm" draw:fill-color="#dddddd" draw:textarea-horizontal-align="justify" draw:textarea-vertical-align="middle" draw:auto-grow-height="false" fo:min-height="1.15cm" fo:min-width="4.1cm" fo:padding-top="0.231cm" fo:padding-bottom="0.231cm" fo:padding-left="0.356cm" fo:padding-right="0.356cm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2.9cm"/>
    </style:style>
    <style:style style:name="gr8" style:family="graphic" style:parent-style-name="standard">
      <style:graphic-properties svg:stroke-width="0.212cm" svg:stroke-color="#666666" draw:marker-start-width="0.518cm" draw:marker-end-width="0.518cm" draw:fill-color="#cccccc" draw:opacity="100%" draw:opacity-name="Transparency_20_1" draw:textarea-horizontal-align="justify" draw:textarea-vertical-align="middle" draw:auto-grow-height="false" fo:min-height="12.55cm" fo:min-width="4.5cm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106cm" draw:marker-start-width="0.358cm" draw:marker-end="Rounded_20_large_20_Arrow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00cc33" draw:textarea-horizontal-align="justify" draw:textarea-vertical-align="middle" draw:auto-grow-height="false" fo:min-height="1.15cm" fo:min-width="6.3cm"/>
    </style:style>
    <style:style style:name="gr12" style:family="graphic" style:parent-style-name="standard">
      <style:graphic-properties svg:stroke-width="0.212cm" svg:stroke-color="#666666" draw:marker-start-width="0.518cm" draw:marker-end-width="0.518cm" draw:fill-color="#dddddd" draw:textarea-horizontal-align="justify" draw:textarea-vertical-align="middle" draw:auto-grow-height="false" fo:min-height="0.938cm" fo:min-width="3.888cm" fo:padding-top="0.231cm" fo:padding-bottom="0.231cm" fo:padding-left="0.356cm" fo:padding-right="0.356cm"/>
    </style:style>
    <style:style style:name="gr13" style:family="graphic" style:parent-style-name="standard">
      <style:graphic-properties svg:stroke-width="0.212cm" svg:stroke-color="#666666" draw:marker-start-width="0.518cm" draw:marker-end-width="0.518cm" draw:fill-color="#cccccc" draw:opacity="100%" draw:opacity-name="Transparency_20_1" draw:textarea-horizontal-align="justify" draw:textarea-vertical-align="middle" draw:auto-grow-height="false" fo:min-height="12.338cm" fo:min-width="4.288cm" fo:padding-top="0.231cm" fo:padding-bottom="0.231cm" fo:padding-left="0.356cm" fo:padding-right="0.356cm"/>
    </style:style>
    <style:style style:name="gr14" style:family="graphic" style:parent-style-name="standard">
      <style:graphic-properties svg:stroke-color="#ffffff" draw:fill-color="#ff3333" draw:opacity="62%" draw:textarea-horizontal-align="justify" draw:textarea-vertical-align="middle" draw:auto-grow-height="false" fo:min-height="2.72cm" fo:min-width="2.47cm"/>
    </style:style>
    <style:style style:name="gr15" style:family="graphic" style:parent-style-name="standard">
      <style:graphic-properties svg:stroke-width="0.212cm" svg:stroke-color="#666666" draw:marker-start-width="0.518cm" draw:marker-end-width="0.518cm" draw:fill-color="#dddddd" draw:textarea-horizontal-align="justify" draw:textarea-vertical-align="middle" draw:auto-grow-height="false" fo:min-height="0.938cm" fo:min-width="4.288cm" fo:padding-top="0.231cm" fo:padding-bottom="0.231cm" fo:padding-left="0.356cm" fo:padding-right="0.3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00cc33"/>
      <style:paragraph-properties fo:text-align="center"/>
      <style:text-properties fo:font-size="18pt"/>
    </style:style>
    <style:style style:name="P7" style:family="paragraph">
      <loext:graphic-properties draw:fill-color="#dddddd"/>
      <style:paragraph-properties fo:text-align="center"/>
      <style:text-properties fo:font-size="18pt"/>
    </style:style>
    <style:style style:name="P8" style:family="paragraph">
      <loext:graphic-properties draw:fill-color="#cccccc" draw:opacity="100%" draw:opacity-name="Transparency_20_1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3333" draw:opacity="62%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ergunta sacana</text:p>
          </draw:text-box>
        </draw:frame>
        <draw:frame presentation:style-name="pr4" draw:layer="layout" svg:width="25.199cm" svg:height="12.179cm" svg:x="1.4cm" svg:y="4.914cm" presentation:class="outline">
          <draw:text-box>
            <text:p>O que eu aprendi no mestrado que faria diferente no doutorado?</text:p>
            <text:p>No mestrado eu aprendi…</text:p>
            <text:list text:style-name="L2">
              <text:list-item>
                <text:p>Papel da cientista</text:p>
              </text:list-item>
              <text:list-item>
                <text:p>Importância do orientad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Produtos da Proposta</text:p>
          </draw:text-box>
        </draw:frame>
        <draw:custom-shape draw:style-name="gr2" draw:text-style-name="P3" draw:layer="layout" svg:width="9.8cm" svg:height="3cm" svg:x="8.7cm" svg:y="5cm">
          <text:p text:style-name="P2"><text:span text:style-name="T1">ESTUDO DA IMPROVISAÇÃ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8cm" svg:height="3cm" svg:x="1cm" svg:y="9.8cm">
          <text:p text:style-name="P2"><text:span text:style-name="T1">PUBLICAÇÕES SOBRE:</text:span></text:p>
          <text:p text:style-name="P2"><text:span text:style-name="T1">IMPROVISAÇÃO (teoria)</text:span></text:p>
          <text:p text:style-name="P2"><text:span text:style-name="T1">* Estudos de cas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8cm" svg:height="3cm" svg:x="8.8cm" svg:y="14.4cm">
          <text:p text:style-name="P2"><text:span text:style-name="T1">PUBLICAÇÕES SOBRE:</text:span></text:p>
          <text:p text:style-name="P2"><text:span text:style-name="T1">MÉTODO (prática, teoria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8cm" svg:height="3cm" svg:x="17.2cm" svg:y="9.7cm">
          <text:p text:style-name="P2"><text:span text:style-name="T1">PUBLICAÇÕES SOBRE:</text:span></text:p>
          <text:p text:style-name="P2"><text:span text:style-name="T1">OUTROS (consequência da </text:span></text:p>
          <text:p text:style-name="P2"><text:span text:style-name="T1">pesquisa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3.4cm" svg:y1="8cm" svg:x2="10.8cm" svg:y2="9.8cm">
          <text:p/>
        </draw:line>
        <draw:line draw:style-name="gr3" draw:text-style-name="P4" draw:layer="layout" svg:x1="13.4cm" svg:y1="8cm" svg:x2="13.4cm" svg:y2="14.4cm">
          <text:p/>
        </draw:line>
        <draw:line draw:style-name="gr3" draw:text-style-name="P4" draw:layer="layout" svg:x1="13.4cm" svg:y1="8cm" svg:x2="17.2cm" svg:y2="9.7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ndamento Teóric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 geral a proposta de pesquisa engloba o estudo central da gestão do tempo, porém não sendo esta uma disciplina formal precisa se fundamentar em teorias como:</text:p>
                <text:list>
                  <text:list-item>
                    <text:p>Administração, relacionado a tomada de decisão individual e organizacional, estudo da experiência e consequências individuais da passagem do tempo</text:p>
                  </text:list-item>
                  <text:list-item>
                    <text:p>Contabilidade, relacionado a contabilização do tempo</text:p>
                  </text:list-item>
                  <text:list-item>
                    <text:p>Economia, relacionado a importância financeira e valor do temp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éses de Estudos Sobre Tomada de Decis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s estudos de Tomada de Decisão, organizacional ou individual, apresentam um viés característico de comprimir o tempo da tomada de decisão, como se a decisão tivesse ocorrido com data e hora e pudesse ser identificada facilmente (na sopa do caos). </text:p>
              </text:list-item>
              <text:list-item>
                <text:p>Certo ou errado este pressuposto pode enviezar certos tipos de pesquisa, acredita-se que cronometrando-se o tempo de uma tarefa obtém-se dados mais precisos sobre o tempo e impacto real da decisão, e até mesmo o comprometimendo de recursos sendo a decisão um componente de açã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or financeiro em estudos sobre tomada de decisão em GP</text:p>
          </draw:text-box>
        </draw:frame>
        <draw:custom-shape draw:style-name="gr4" draw:text-style-name="P3" draw:layer="layout" svg:width="7.4cm" svg:height="3.4cm" svg:x="11.6cm" svg:y="10.6cm">
          <text:p text:style-name="P2"><text:span text:style-name="T1">IMPACTO </text:span></text:p>
          <text:p text:style-name="P2"><text:span text:style-name="T1">a posteriori <text:s/>(quality)</text:span><text:span text:style-name="T1"><text:line-break/></text:span><text:span text:style-name="T1">ou antecipado (analysis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cm" svg:height="1.4cm" svg:x="20cm" svg:y="11.4cm">
          <text:p text:style-name="P2"><text:span text:style-name="T1">VALOR FINANCEIRO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6cm" svg:height="1.4cm" svg:x="6.4cm" svg:y="11.4cm">
          <text:p text:style-name="P2"><text:span text:style-name="T1">DECISÃO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cm" svg:height="1.4cm" svg:x="1.4cm" svg:y="7.2cm">
          <text:p text:style-name="P2"><text:span text:style-name="T1">TAREFA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cm" svg:height="1.4cm" svg:x="1.4cm" svg:y="9.8cm">
          <text:p text:style-name="P2"><text:span text:style-name="T1">TAREFA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cm" svg:height="1.4cm" svg:x="1.4cm" svg:y="12.4cm">
          <text:p text:style-name="P2"><text:span text:style-name="T1">TAREFA3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cm" svg:height="1.4cm" svg:x="1.4cm" svg:y="15cm">
          <text:p text:style-name="P2"><text:span text:style-name="T1">TAREFA4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cm" svg:height="12.8cm" svg:x="0.6cm" svg:y="5.8cm">
          <text:p/>
          <draw:enhanced-geometry svg:viewBox="0 0 21600 21600" draw:type="rectangle" draw:enhanced-path="M 0 0 L 21600 0 21600 21600 0 21600 0 0 Z N"/>
        </draw:custom-shape>
        <draw:path draw:style-name="gr9" draw:text-style-name="P4" draw:layer="layout" svg:width="3.784cm" svg:height="2.665cm" draw:transform="rotate (-0.464606646880891) translate (18.1774586728458cm 12.1237179843935cm)" svg:viewBox="0 0 3785 2666" svg:d="M0 2628c695-64 1402 133 2087-24 681-155 1138-763 1484-1335l214-646-22-580-22-43">
          <text:p text:style-name="P2"/>
        </draw:path>
        <draw:frame draw:style-name="gr10" draw:text-style-name="P9" draw:layer="layout" svg:width="12.33cm" svg:height="2.384cm" svg:x="13.2cm" svg:y="16cm">
          <draw:text-box>
            <text:p text:style-name="P2">Totalmente dependete de</text:p>
            <text:p text:style-name="P2">critérios, que alterados ou mal-elaborados</text:p>
            <text:p text:style-name="P2">podem enviezar a pesquisa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ític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torção do tempo (curvatura espaço-tempo)</text:p>
              </text:list-item>
              <text:list-item>
                <text:p>Natureza enviezada de método de coleta do tempo decorrido em tarefas <text:s/>(entrevista com executivos)</text:p>
                <text:list>
                  <text:list-item>
                    <text:p>Uma tarefa pode estar relacionada a mais de uma decisão, contabilizando o tempo sua execução em 2 ou 3 decisões, assim comprimindo o tempo do projeto de uma forma enviezada (e por consequência desvalorizando o que de fato importa, o tempo total do projet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alor financeiro proposto para estudos sobre GP</text:p>
          </draw:text-box>
        </draw:frame>
        <draw:custom-shape draw:style-name="gr4" draw:text-style-name="P3" draw:layer="layout" svg:width="7.4cm" svg:height="3.4cm" svg:x="12cm" svg:y="10.6cm">
          <text:p text:style-name="P2"><text:span text:style-name="T1">IMPACTO </text:span></text:p>
          <text:p text:style-name="P2"><text:span text:style-name="T1">EM TEMPO RE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6.8cm" svg:height="1.4cm" svg:x="20.2cm" svg:y="11.4cm">
          <text:p text:style-name="P2"><text:span text:style-name="T1">VALOR FINANCEIRO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6cm" svg:height="1.4cm" svg:x="12.8cm" svg:y="6.4cm">
          <text:p text:style-name="P2"><text:span text:style-name="T1">DECISÃO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cm" svg:height="1.4cm" svg:x="1.4cm" svg:y="7.2cm">
          <text:p text:style-name="P2"><text:span text:style-name="T1">TAREFA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cm" svg:height="1.4cm" svg:x="1.4cm" svg:y="9.8cm">
          <text:p text:style-name="P2"><text:span text:style-name="T1">TAREFA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cm" svg:height="1.4cm" svg:x="1.4cm" svg:y="12.4cm">
          <text:p text:style-name="P2"><text:span text:style-name="T1">TAREFA3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cm" svg:height="1.4cm" svg:x="1.4cm" svg:y="15cm">
          <text:p text:style-name="P2"><text:span text:style-name="T1">TAREFA4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5cm" svg:height="12.8cm" svg:x="0.6cm" svg:y="5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2cm" svg:height="4.2cm" svg:x="13cm" svg:y="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5" draw:text-style-name="P7" draw:layer="layout" svg:width="5cm" svg:height="1.4cm" svg:x="6.4cm" svg:y="11.4cm">
          <text:p text:style-name="P2"><text:span text:style-name="T1">TEMPO TO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1" draw:layer="layout" svg:width="8.423cm" svg:height="3.095cm" svg:x="15cm" svg:y="15.838cm">
          <draw:text-box>
            <text:p text:style-name="P2">Duas variáveis mensuráveis</text:p>
            <text:p text:style-name="P2">Valor financeiro passa a ser o valor da hora do trabalhador</text:p>
          </draw:text-box>
        </draw:frame>
        <draw:path draw:style-name="gr9" draw:text-style-name="P4" draw:layer="layout" svg:width="3.784cm" svg:height="2.665cm" draw:transform="rotate (-0.464606646880891) translate (18.1614586728458cm 12.1487179843935cm)" svg:viewBox="0 0 3785 2666" svg:d="M0 2628c695-64 1402 133 2087-24 681-155 1138-763 1484-1335l214-646-22-580-22-43">
          <text:p/>
        </draw:path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ficulda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onometragem fidedigna</text:p>
              </text:list-item>
              <text:list-item>
                <text:p>Definir população (de casos) e encontrar indivíduos</text:p>
              </text:list-item>
              <text:list-item>
                <text:p>Proposta de elaboração de fundamentação teórica, que pode não se concretizar haja visto que é a proposição de um estudo novo, com metodologias próprias, baseadas em Ground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rovisa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 marco teórico sobre improvisação é importante para fundamentar tanto a teoria de tomada de decisão, relacionado a gatilhos mentais e processo decisório individual, quanto ao tempo do projeto, partindo do pressuposto organizacional de que o tempo total do projeto é a soma do tempo dos esforços individuais e como resultado da improvisação temos uma melhora individual e consequente diminuição no tempo total do projeto. Assim podemos imaginar este cenário onde a improvisação aparece valorizando o projeto, mas também pode-se resultar em desperdício de tempo e encarecimento do projet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PÓTE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HIPÓTESE 3</text:p>
                <text:list>
                  <text:list-item>
                    <text:p>Envolve Teoria Econôm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square" draw:cx="50%" draw:cy="50%" draw:start="100%" draw:end="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2T13:38:20.211814662</meta:creation-date>
    <dc:date>2016-10-24T14:58:31.312535426</dc:date>
    <meta:editing-duration>P1DT2H34M11S</meta:editing-duration>
    <meta:editing-cycles>13</meta:editing-cycles>
    <meta:generator>LibreOffice/5.1.4.2$Linux_X86_64 LibreOffice_project/10m0$Build-2</meta:generator>
    <meta:document-statistic meta:object-count="99"/>
  </office:meta>
</office:document-meta>
</file>